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oss_log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model.pt_gen_conv_width_3_gen_conv_depth_3.pt</text:p>
          </table:table-cell>
          <table:table-cell office:value-type="string" table:style-name="ce1">
            <text:p>model.pt_gen_conv_width_7_gen_conv_depth_3.pt</text:p>
          </table:table-cell>
          <table:table-cell office:value-type="string" table:style-name="ce1">
            <text:p>model.pt_gen_conv_width_15_gen_conv_depth_3.pt</text:p>
            <draw:frame draw:z-index="1" draw:id="id0" draw:style-name="a0" draw:name="Chart 1" svg:x="0.64167in" svg:y="0.14167in" svg:width="7.85in" svg:height="4.65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string" table:style-name="ce1">
            <text:p>model.pt_gen_conv_width_3_gen_conv_depth_6.pt</text:p>
          </table:table-cell>
          <table:table-cell office:value-type="string" table:style-name="ce1">
            <text:p>model.pt_gen_conv_width_7_gen_conv_depth_6.pt</text:p>
          </table:table-cell>
          <table:table-cell office:value-type="string" table:style-name="ce1">
            <text:p>model.pt_gen_conv_width_15_gen_conv_depth_6.pt</text:p>
          </table:table-cell>
          <table:table-cell office:value-type="string" table:style-name="ce1">
            <text:p>model.pt_gen_conv_width_3_gen_conv_depth_12.pt</text:p>
          </table:table-cell>
          <table:table-cell office:value-type="string" table:style-name="ce1">
            <text:p>model.pt_gen_conv_width_7_gen_conv_depth_12.pt</text:p>
          </table:table-cell>
          <table:table-cell office:value-type="string" table:style-name="ce1">
            <text:p>model.pt_gen_conv_width_15_gen_conv_depth_12.pt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43690736163960803" table:style-name="ce1">
            <text:p>0.436907362</text:p>
          </table:table-cell>
          <table:table-cell office:value-type="float" office:value="0.43844218286547298" table:style-name="ce1">
            <text:p>0.438442183</text:p>
          </table:table-cell>
          <table:table-cell office:value-type="float" office:value="0.44813249282317502" table:style-name="ce1">
            <text:p>0.448132493</text:p>
          </table:table-cell>
          <table:table-cell office:value-type="float" office:value="0.43114946605545401" table:style-name="ce1">
            <text:p>0.431149466</text:p>
          </table:table-cell>
          <table:table-cell office:value-type="float" office:value="0.43813655872156099" table:style-name="ce1">
            <text:p>0.438136559</text:p>
          </table:table-cell>
          <table:table-cell office:value-type="float" office:value="0.45644651250083801" table:style-name="ce1">
            <text:p>0.456446513</text:p>
          </table:table-cell>
          <table:table-cell office:value-type="float" office:value="0.44544573187237901" table:style-name="ce1">
            <text:p>0.445445732</text:p>
          </table:table-cell>
          <table:table-cell office:value-type="float" office:value="0.464359595633969" table:style-name="ce1">
            <text:p>0.464359596</text:p>
          </table:table-cell>
          <table:table-cell office:value-type="float" office:value="0.53025346094428905" table:style-name="ce1">
            <text:p>0.530253461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41329496523531301" table:style-name="ce1">
            <text:p>0.413294965</text:p>
          </table:table-cell>
          <table:table-cell office:value-type="float" office:value="0.413830915447508" table:style-name="ce1">
            <text:p>0.413830915</text:p>
          </table:table-cell>
          <table:table-cell office:value-type="float" office:value="0.422849967928216" table:style-name="ce1">
            <text:p>0.422849968</text:p>
          </table:table-cell>
          <table:table-cell office:value-type="float" office:value="0.403461598523772" table:style-name="ce1">
            <text:p>0.403461599</text:p>
          </table:table-cell>
          <table:table-cell office:value-type="float" office:value="0.40618012860269798" table:style-name="ce1">
            <text:p>0.406180129</text:p>
          </table:table-cell>
          <table:table-cell office:value-type="float" office:value="0.41773645933901898" table:style-name="ce1">
            <text:p>0.417736459</text:p>
          </table:table-cell>
          <table:table-cell office:value-type="float" office:value="0.40293331163944501" table:style-name="ce1">
            <text:p>0.402933312</text:p>
          </table:table-cell>
          <table:table-cell office:value-type="float" office:value="0.41464253478120999" table:style-name="ce1">
            <text:p>0.414642535</text:p>
          </table:table-cell>
          <table:table-cell office:value-type="float" office:value="0.43923014859751902" table:style-name="ce1">
            <text:p>0.439230149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40201731321245099" table:style-name="ce1">
            <text:p>0.402017313</text:p>
          </table:table-cell>
          <table:table-cell office:value-type="float" office:value="0.39975758855885701" table:style-name="ce1">
            <text:p>0.399757589</text:p>
          </table:table-cell>
          <table:table-cell office:value-type="float" office:value="0.409522633003716" table:style-name="ce1">
            <text:p>0.409522633</text:p>
          </table:table-cell>
          <table:table-cell office:value-type="float" office:value="0.390419894958486" table:style-name="ce1">
            <text:p>0.390419895</text:p>
          </table:table-cell>
          <table:table-cell office:value-type="float" office:value="0.38877206671946102" table:style-name="ce1">
            <text:p>0.388772067</text:p>
          </table:table-cell>
          <table:table-cell office:value-type="float" office:value="0.40023528688614901" table:style-name="ce1">
            <text:p>0.400235287</text:p>
          </table:table-cell>
          <table:table-cell office:value-type="float" office:value="0.387681989681602" table:style-name="ce1">
            <text:p>0.38768199</text:p>
          </table:table-cell>
          <table:table-cell office:value-type="float" office:value="0.39048360376664898" table:style-name="ce1">
            <text:p>0.390483604</text:p>
          </table:table-cell>
          <table:table-cell office:value-type="float" office:value="0.41141441243119697" table:style-name="ce1">
            <text:p>0.411414412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39629191647071599" table:style-name="ce1">
            <text:p>0.396291916</text:p>
          </table:table-cell>
          <table:table-cell office:value-type="float" office:value="0.39221901675262" table:style-name="ce1">
            <text:p>0.392219017</text:p>
          </table:table-cell>
          <table:table-cell office:value-type="float" office:value="0.398768237616756" table:style-name="ce1">
            <text:p>0.398768238</text:p>
          </table:table-cell>
          <table:table-cell office:value-type="float" office:value="0.38226118595293201" table:style-name="ce1">
            <text:p>0.382261186</text:p>
          </table:table-cell>
          <table:table-cell office:value-type="float" office:value="0.37949592155395101" table:style-name="ce1">
            <text:p>0.379495922</text:p>
          </table:table-cell>
          <table:table-cell office:value-type="float" office:value="0.38751966100517998" table:style-name="ce1">
            <text:p>0.387519661</text:p>
          </table:table-cell>
          <table:table-cell office:value-type="float" office:value="0.37766410189099803" table:style-name="ce1">
            <text:p>0.377664102</text:p>
          </table:table-cell>
          <table:table-cell office:value-type="float" office:value="0.37831258493484798" table:style-name="ce1">
            <text:p>0.378312585</text:p>
          </table:table-cell>
          <table:table-cell office:value-type="float" office:value="0.39287699036078799" table:style-name="ce1">
            <text:p>0.39287699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90954200731645" table:style-name="ce1">
            <text:p>0.390954201</text:p>
          </table:table-cell>
          <table:table-cell office:value-type="float" office:value="0.38703076998786101" table:style-name="ce1">
            <text:p>0.38703077</text:p>
          </table:table-cell>
          <table:table-cell office:value-type="float" office:value="0.39117234901036302" table:style-name="ce1">
            <text:p>0.391172349</text:p>
          </table:table-cell>
          <table:table-cell office:value-type="float" office:value="0.37633196566954602" table:style-name="ce1">
            <text:p>0.376331966</text:p>
          </table:table-cell>
          <table:table-cell office:value-type="float" office:value="0.373348783443469" table:style-name="ce1">
            <text:p>0.373348783</text:p>
          </table:table-cell>
          <table:table-cell office:value-type="float" office:value="0.37869951807626401" table:style-name="ce1">
            <text:p>0.378699518</text:p>
          </table:table-cell>
          <table:table-cell office:value-type="float" office:value="0.37085694340195902" table:style-name="ce1">
            <text:p>0.370856943</text:p>
          </table:table-cell>
          <table:table-cell office:value-type="float" office:value="0.36965168437155099" table:style-name="ce1">
            <text:p>0.369651684</text:p>
          </table:table-cell>
          <table:table-cell office:value-type="float" office:value="0.37981673042372899" table:style-name="ce1">
            <text:p>0.37981673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8711044089038699" table:style-name="ce1">
            <text:p>0.387110441</text:p>
          </table:table-cell>
          <table:table-cell office:value-type="float" office:value="0.38216293890877501" table:style-name="ce1">
            <text:p>0.382162939</text:p>
          </table:table-cell>
          <table:table-cell office:value-type="float" office:value="0.38567211973194998" table:style-name="ce1">
            <text:p>0.38567212</text:p>
          </table:table-cell>
          <table:table-cell office:value-type="float" office:value="0.37159903037665998" table:style-name="ce1">
            <text:p>0.37159903</text:p>
          </table:table-cell>
          <table:table-cell office:value-type="float" office:value="0.36791223553147601" table:style-name="ce1">
            <text:p>0.367912236</text:p>
          </table:table-cell>
          <table:table-cell office:value-type="float" office:value="0.37278327272079897" table:style-name="ce1">
            <text:p>0.372783273</text:p>
          </table:table-cell>
          <table:table-cell office:value-type="float" office:value="0.36564474604507402" table:style-name="ce1">
            <text:p>0.365644746</text:p>
          </table:table-cell>
          <table:table-cell office:value-type="float" office:value="0.36253442032502398" table:style-name="ce1">
            <text:p>0.36253442</text:p>
          </table:table-cell>
          <table:table-cell office:value-type="float" office:value="0.37198650881205397" table:style-name="ce1">
            <text:p>0.371986509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38425461328265598" table:style-name="ce1">
            <text:p>0.384254613</text:p>
          </table:table-cell>
          <table:table-cell office:value-type="float" office:value="0.37829420486889198" table:style-name="ce1">
            <text:p>0.378294205</text:p>
          </table:table-cell>
          <table:table-cell office:value-type="float" office:value="0.381407547115099" table:style-name="ce1">
            <text:p>0.381407547</text:p>
          </table:table-cell>
          <table:table-cell office:value-type="float" office:value="0.36832484661942599" table:style-name="ce1">
            <text:p>0.368324847</text:p>
          </table:table-cell>
          <table:table-cell office:value-type="float" office:value="0.363623785205406" table:style-name="ce1">
            <text:p>0.363623785</text:p>
          </table:table-cell>
          <table:table-cell office:value-type="float" office:value="0.36615005828956498" table:style-name="ce1">
            <text:p>0.366150058</text:p>
          </table:table-cell>
          <table:table-cell office:value-type="float" office:value="0.361289947044731" table:style-name="ce1">
            <text:p>0.361289947</text:p>
          </table:table-cell>
          <table:table-cell office:value-type="float" office:value="0.35836218208959703" table:style-name="ce1">
            <text:p>0.358362182</text:p>
          </table:table-cell>
          <table:table-cell office:value-type="float" office:value="0.36488714725664301" table:style-name="ce1">
            <text:p>0.364887147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8112014207509398" table:style-name="ce1">
            <text:p>0.381120142</text:p>
          </table:table-cell>
          <table:table-cell office:value-type="float" office:value="0.37600128765743501" table:style-name="ce1">
            <text:p>0.376001288</text:p>
          </table:table-cell>
          <table:table-cell office:value-type="float" office:value="0.37689152507498702" table:style-name="ce1">
            <text:p>0.376891525</text:p>
          </table:table-cell>
          <table:table-cell office:value-type="float" office:value="0.36510696003932702" table:style-name="ce1">
            <text:p>0.36510696</text:p>
          </table:table-cell>
          <table:table-cell office:value-type="float" office:value="0.35997414529913702" table:style-name="ce1">
            <text:p>0.359974145</text:p>
          </table:table-cell>
          <table:table-cell office:value-type="float" office:value="0.36196781768657099" table:style-name="ce1">
            <text:p>0.361967818</text:p>
          </table:table-cell>
          <table:table-cell office:value-type="float" office:value="0.35803498180195797" table:style-name="ce1">
            <text:p>0.358034982</text:p>
          </table:table-cell>
          <table:table-cell office:value-type="float" office:value="0.35355826209087099" table:style-name="ce1">
            <text:p>0.353558262</text:p>
          </table:table-cell>
          <table:table-cell office:value-type="float" office:value="0.36000811360259999" table:style-name="ce1">
            <text:p>0.360008114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7935801189724699" table:style-name="ce1">
            <text:p>0.379358012</text:p>
          </table:table-cell>
          <table:table-cell office:value-type="float" office:value="0.37293397657351901" table:style-name="ce1">
            <text:p>0.372933977</text:p>
          </table:table-cell>
          <table:table-cell office:value-type="float" office:value="0.37483709711249502" table:style-name="ce1">
            <text:p>0.374837097</text:p>
          </table:table-cell>
          <table:table-cell office:value-type="float" office:value="0.36311237779584199" table:style-name="ce1">
            <text:p>0.363112378</text:p>
          </table:table-cell>
          <table:table-cell office:value-type="float" office:value="0.35730446358718398" table:style-name="ce1">
            <text:p>0.357304464</text:p>
          </table:table-cell>
          <table:table-cell office:value-type="float" office:value="0.35847627895303202" table:style-name="ce1">
            <text:p>0.358476279</text:p>
          </table:table-cell>
          <table:table-cell office:value-type="float" office:value="0.35490870741334202" table:style-name="ce1">
            <text:p>0.354908707</text:p>
          </table:table-cell>
          <table:table-cell office:value-type="float" office:value="0.35062718715998198" table:style-name="ce1">
            <text:p>0.350627187</text:p>
          </table:table-cell>
          <table:table-cell office:value-type="float" office:value="0.354417327016887" table:style-name="ce1">
            <text:p>0.354417327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7726952032287497" table:style-name="ce1">
            <text:p>0.37726952</text:p>
          </table:table-cell>
          <table:table-cell office:value-type="float" office:value="0.37036035173010101" table:style-name="ce1">
            <text:p>0.370360352</text:p>
          </table:table-cell>
          <table:table-cell office:value-type="float" office:value="0.37195357916378702" table:style-name="ce1">
            <text:p>0.371953579</text:p>
          </table:table-cell>
          <table:table-cell office:value-type="float" office:value="0.36079736481798702" table:style-name="ce1">
            <text:p>0.360797365</text:p>
          </table:table-cell>
          <table:table-cell office:value-type="float" office:value="0.35422650038605802" table:style-name="ce1">
            <text:p>0.3542265</text:p>
          </table:table-cell>
          <table:table-cell office:value-type="float" office:value="0.35432523695549101" table:style-name="ce1">
            <text:p>0.354325237</text:p>
          </table:table-cell>
          <table:table-cell office:value-type="float" office:value="0.351523195753003" table:style-name="ce1">
            <text:p>0.351523196</text:p>
          </table:table-cell>
          <table:table-cell office:value-type="float" office:value="0.34639485977073697" table:style-name="ce1">
            <text:p>0.34639486</text:p>
          </table:table-cell>
          <table:table-cell office:value-type="float" office:value="0.35088551014956798" table:style-name="ce1">
            <text:p>0.35088551</text:p>
          </table:table-cell>
          <table:table-cell table:number-columns-repeated="16374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ptos Display" svg:font-family="&quot;Aptos Display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clogs</meta:initial-creator>
    <dc:creator>Charlie Wartnaby</dc:creator>
    <meta:creation-date>2024-05-25T19:22:13Z</meta:creation-date>
    <dc:date>2024-05-25T19:32:2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0f9ed5" svg:stroke-opacity="100%" draw:stroke-linejoin="round" svg:stroke-linecap="round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02b93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ea72e" svg:stroke-opacity="100%" draw:stroke-linejoin="round" svg:stroke-linecap="round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0d3a4e" svg:stroke-opacity="100%" draw:stroke-linejoin="round" svg:stroke-linecap="round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994010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0f4016" svg:stroke-opacity="100%" draw:stroke-linejoin="round" svg:stroke-linecap="round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0.38" chart:minimum="0.33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35.4pt" svg:width="565.2pt" chart:style-name="Crt0">
        <chart:title chart:style-name="CT00">
          <text:p text:style-name="a0" text:class-names="" text:cond-style-name="">Chart Title</text:p>
        </chart:title>
        <chart:legend style:legend-expansion="custom" style:legend-expansion-aspect-ratio="5.4433549956295364" svg:width="451.1212598425197pt" svg:height="82.87559055118111pt" svg:x="63.03937007874016pt" svg:y="223.5244094488189pt" chart:style-name="Lgnd"/>
        <chart:plot-area svg:x="0.44pt" svg:y="31.59748031496063pt" svg:width="559.76pt" svg:height="303.8025196850394pt"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ss_log.$B$1" chart:values-cell-range-address="loss_log.$B$2:.$B$11" chart:class="chart:scatter" chart:attached-axis="primary-y" chart:style-name="G0S0">
            <chart:domain table:cell-range-address="loss_log.$A$2:.$A$11"/>
            <chart:data-point chart:repeated="10"/>
          </chart:series>
          <chart:series chart:label-cell-address="loss_log.$C$1" chart:values-cell-range-address="loss_log.$C$2:.$C$11" chart:class="chart:scatter" chart:attached-axis="primary-y" chart:style-name="G0S1">
            <chart:domain table:cell-range-address="loss_log.$A$2:.$A$11"/>
            <chart:data-point chart:repeated="10"/>
          </chart:series>
          <chart:series chart:label-cell-address="loss_log.$D$1" chart:values-cell-range-address="loss_log.$D$2:.$D$11" chart:class="chart:scatter" chart:attached-axis="primary-y" chart:style-name="G0S2">
            <chart:domain table:cell-range-address="loss_log.$A$2:.$A$11"/>
            <chart:data-point chart:repeated="10"/>
          </chart:series>
          <chart:series chart:label-cell-address="loss_log.$E$1" chart:values-cell-range-address="loss_log.$E$2:.$E$11" chart:class="chart:scatter" chart:attached-axis="primary-y" chart:style-name="G0S3">
            <chart:domain table:cell-range-address="loss_log.$A$2:.$A$11"/>
            <chart:data-point chart:repeated="10"/>
          </chart:series>
          <chart:series chart:label-cell-address="loss_log.$F$1" chart:values-cell-range-address="loss_log.$F$2:.$F$11" chart:class="chart:scatter" chart:attached-axis="primary-y" chart:style-name="G0S4">
            <chart:domain table:cell-range-address="loss_log.$A$2:.$A$11"/>
            <chart:data-point chart:repeated="10"/>
          </chart:series>
          <chart:series chart:label-cell-address="loss_log.$G$1" chart:values-cell-range-address="loss_log.$G$2:.$G$11" chart:class="chart:scatter" chart:attached-axis="primary-y" chart:style-name="G0S5">
            <chart:domain table:cell-range-address="loss_log.$A$2:.$A$11"/>
            <chart:data-point chart:repeated="10"/>
          </chart:series>
          <chart:series chart:label-cell-address="loss_log.$H$1" chart:values-cell-range-address="loss_log.$H$2:.$H$11" chart:class="chart:scatter" chart:attached-axis="primary-y" chart:style-name="G0S6">
            <chart:domain table:cell-range-address="loss_log.$A$2:.$A$11"/>
            <chart:data-point chart:repeated="10"/>
          </chart:series>
          <chart:series chart:label-cell-address="loss_log.$I$1" chart:values-cell-range-address="loss_log.$I$2:.$I$11" chart:class="chart:scatter" chart:attached-axis="primary-y" chart:style-name="G0S7">
            <chart:domain table:cell-range-address="loss_log.$A$2:.$A$11"/>
            <chart:data-point chart:repeated="10"/>
          </chart:series>
          <chart:series chart:label-cell-address="loss_log.$J$1" chart:values-cell-range-address="loss_log.$J$2:.$J$11" chart:class="chart:scatter" chart:attached-axis="primary-y" chart:style-name="G0S8">
            <chart:domain table:cell-range-address="loss_log.$A$2:.$A$11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